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3cm"/>
    </style:style>
    <style:style style:name="co2" style:family="table-column">
      <style:table-column-properties fo:break-before="auto" style:column-width="7.02cm"/>
    </style:style>
    <style:style style:name="co3" style:family="table-column">
      <style:table-column-properties fo:break-before="auto" style:column-width="7.04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/>
          <table:table-cell table:style-name="Default" office:value-type="string">
            <text:p>Tungurahua temp daytime</text:p>
          </table:table-cell>
          <table:table-cell/>
        </table:table-row>
        <table:table-row table:style-name="ro1">
          <table:table-cell/>
          <table:table-cell table:style-name="Default" office:value-type="string">
            <text:p>no independen instrument calculation</text:p>
          </table:table-cell>
          <table:table-cell/>
        </table:table-row>
        <table:table-row table:style-name="ro2">
          <table:table-cell/>
          <table:table-cell table:style-name="Default"/>
          <table:table-cell/>
        </table:table-row>
        <table:table-row table:style-name="ro3">
          <table:table-cell/>
          <table:table-cell office:value-type="string">
            <text:p>zero_point <text:s text:c="6"/>= <text:s/>1.610e+13</text:p>
          </table:table-cell>
          <table:table-cell/>
        </table:table-row>
        <table:table-row table:style-name="ro4">
          <table:table-cell/>
          <table:table-cell office:value-type="string">
            <text:p>Diff_Temp <text:s text:c="7"/>= <text:s/>5.055e+12</text:p>
          </table:table-cell>
          <table:table-cell/>
        </table:table-row>
        <table:table-row table:style-name="ro5">
          <table:table-cell/>
          <table:table-cell office:value-type="string">
            <text:p>daytim_diff <text:s text:c="5"/>= <text:s/>-1.109e+11</text:p>
          </table:table-cell>
          <table:table-cell/>
        </table:table-row>
        <table:table-row table:style-name="ro1">
          <table:table-cell/>
          <table:table-cell office:value-type="string">
            <text:p>DiffercenceColIdx <text:s/>= <text:s/>2.534e+13</text:p>
          </table:table-cell>
          <table:table-cell/>
        </table:table-row>
        <table:table-row table:style-name="ro4">
          <table:table-cell/>
          <table:table-cell office:value-type="string">
            <text:p>Datum <text:s text:c="11"/>= <text:s/>1.8e+10</text:p>
          </table:table-cell>
          <table:table-cell/>
        </table:table-row>
        <table:table-row table:style-name="ro4">
          <table:table-cell/>
          <table:table-cell office:value-type="string">
            <text:p>Diff_Temp <text:s text:c="7"/>= <text:s/>0.838</text:p>
          </table:table-cell>
          <table:table-cell/>
        </table:table-row>
        <table:table-row table:style-name="ro4">
          <table:table-cell/>
          <table:table-cell office:value-type="string">
            <text:p>daytim_diff <text:s text:c="5"/>= <text:s/>-0.012</text:p>
          </table:table-cell>
          <table:table-cell/>
        </table:table-row>
        <table:table-row table:style-name="ro1">
          <table:table-cell/>
          <table:table-cell office:value-type="string">
            <text:p>Diff_ColIdx <text:s text:c="2"/>= <text:s/>0.057</text:p>
          </table:table-cell>
          <table:table-cell/>
        </table:table-row>
        <table:table-row table:style-name="ro4">
          <table:table-cell/>
          <table:table-cell office:value-type="string">
            <text:p>Datum <text:s text:c="11"/>= <text:s/>0.117 </text:p>
          </table:table-cell>
          <table:table-cell/>
        </table:table-row>
        <table:table-row table:style-name="ro1">
          <table:table-cell office:value-type="string">
            <text:p>Ergebniss für all Instrumente 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>
            <text:p>I2J8548_0 </text:p>
          </table:table-cell>
          <table:table-cell office:value-type="string">
            <text:p>I2J8546_0 </text:p>
          </table:table-cell>
          <table:table-cell office:value-type="string">
            <text:p>D2J2140</text:p>
          </table:table-cell>
        </table:table-row>
        <table:table-row table:style-name="ro4">
          <table:table-cell table:style-name="ce1" office:value-type="string">
            <text:p>mittlerer Fehler: <text:s/>5.04970109269e-05 +- 2.87745519591e-05</text:p>
          </table:table-cell>
          <table:table-cell office:value-type="string">
            <text:p>mittlerer Fehler: <text:s/>0.000132175077078 +- 1.34363011271e-05</text:p>
          </table:table-cell>
          <table:table-cell table:style-name="ce1" office:value-type="string">
            <text:p>mittlerer Fehler: <text:s/>3.38700994218e-05 +- 1.66549449129e-05</text:p>
          </table:table-cell>
        </table:table-row>
        <table:table-row table:style-name="ro4">
          <table:table-cell table:style-name="ce1" office:value-type="string">
            <text:p>mittlerer Fehler sametime: <text:s/>2.18668101811e-05 +- 3.79324691534e-05</text:p>
          </table:table-cell>
          <table:table-cell office:value-type="string">
            <text:p>mittlerer Fehler sametime: <text:s/>5.38292859628e-05 +- 4.6680825306e-05</text:p>
          </table:table-cell>
          <table:table-cell table:style-name="ce1" office:value-type="string">
            <text:p>mittlerer Fehler sametime: <text:s/>3.20771054421e-05 +- 7.40976805516e-05</text:p>
          </table:table-cell>
        </table:table-row>
        <table:table-row table:style-name="ro6">
          <table:table-cell table:style-name="ce1" office:value-type="string">
            <text:p>Prozentualer Anstieg der SO2 Werte: <text:s/>-0.549611024273</text:p>
          </table:table-cell>
          <table:table-cell office:value-type="string">
            <text:p>Prozentualer Anstieg der SO2 Werte: <text:s/>-1.74917198005</text:p>
          </table:table-cell>
          <table:table-cell table:style-name="ce1" office:value-type="string">
            <text:p>Prozentualer Anstieg der SO2 Werte: <text:s/>0.683879213106</text:p>
          </table:table-cell>
        </table:table-row>
        <table:table-row table:style-name="ro1">
          <table:table-cell table:style-name="ce1" office:value-type="string">
            <text:p>Amount of Data: <text:s/>63 </text:p>
          </table:table-cell>
          <table:table-cell office:value-type="string">
            <text:p>Amount of Data: <text:s/>3</text:p>
          </table:table-cell>
          <table:table-cell table:style-name="ce1" office:value-type="string">
            <text:p>Amount of Data: <text:s/>105 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" office:value-type="string">
            <text:p>Faktor um den der echte Wert groesser ist als der möglich: (mean) 2.55465874213</text:p>
          </table:table-cell>
          <table:table-cell office:value-type="string">
            <text:p>Faktor um den der echte Wert groesser ist als der möglich: (mean) 7.62258598377</text:p>
          </table:table-cell>
          <table:table-cell table:style-name="ce1" office:value-type="string">
            <text:p>Faktor um den der echte Wert groesser ist als der möglich: (mean) 1.17755389798</text:p>
          </table:table-cell>
        </table:table-row>
        <table:table-row table:style-name="ro4">
          <table:table-cell table:style-name="ce1" office:value-type="string">
            <text:p>Faktor um den der berechnete Wert groesser ist als der echte:(mean) nan</text:p>
          </table:table-cell>
          <table:table-cell office:value-type="string">
            <text:p>Faktor um den der berechnete Wert groesser ist als der echte:(mean) nan</text:p>
          </table:table-cell>
          <table:table-cell table:style-name="ce1" office:value-type="string">
            <text:p>Faktor um den der berechnete Wert groesser ist als der echte:(mean) nan</text:p>
          </table:table-cell>
        </table:table-row>
        <table:table-row table:style-name="ro4">
          <table:table-cell table:style-name="ce1" office:value-type="string">
            <text:p>Faktor um den der echte Wert groesser ist als der möglich: (median) 2.01312178008</text:p>
          </table:table-cell>
          <table:table-cell office:value-type="string">
            <text:p>Faktor um den der echte Wert groesser ist als der möglich: (median) 10.6142766191</text:p>
          </table:table-cell>
          <table:table-cell table:style-name="ce1" office:value-type="string">
            <text:p>Faktor um den der echte Wert groesser ist als der möglich: (median) 0.864265944222</text:p>
          </table:table-cell>
        </table:table-row>
        <table:table-row table:style-name="ro4">
          <table:table-cell table:style-name="ce1" office:value-type="string">
            <text:p>Faktor um den der berechnete Wert groesser ist als der echte:(median) nan </text:p>
          </table:table-cell>
          <table:table-cell office:value-type="string">
            <text:p>Faktor um den der berechnete Wert groesser ist als der echte:(median) nan </text:p>
          </table:table-cell>
          <table:table-cell table:style-name="ce1" office:value-type="string">
            <text:p>Faktor um den der berechnete Wert groesser ist als der echte:(median) nan </text:p>
          </table:table-cell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21.03.2018</text:date>, <text:time>17:48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AC_Eval DOAS</meta:initial-creator>
    <meta:creation-date>2018-03-21T17:40:00.93</meta:creation-date>
    <dc:date>2018-03-21T17:48:53.61</dc:date>
    <dc:creator>NOVAC_Eval DOAS</dc:creator>
    <meta:editing-duration>PT8M53S</meta:editing-duration>
    <meta:editing-cycles>1</meta:editing-cycles>
    <meta:document-statistic meta:table-count="3" meta:cell-count="39" meta:object-count="0"/>
    <meta:generator>OpenOffice/4.1.3$Win32 OpenOffice.org_project/413m1$Build-9783</meta:generator>
  </office:meta>
</office:document-meta>
</file>